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5pt"/>
    </style:style>
    <style:style style:name="P2" style:family="paragraph" style:parent-style-name="Standard">
      <style:text-properties style:font-name="sans-serif" fo:font-size="12.75pt"/>
    </style:style>
    <style:style style:name="T1" style:family="text">
      <style:text-properties officeooo:rsid="00011d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1.</text:span>write a C program that allows communication between</text:p>
      <text:p text:style-name="P1">a parent process and child process using pipe.</text:p>
      <text:p text:style-name="Standard"/>
      <text:p text:style-name="P2">Parent process has to take input n from the user, w</text:p>
      <text:p text:style-name="P2">here n is an </text:p>
      <text:p text:style-name="P2">integer. The parent process should then write n to </text:p>
      <text:p text:style-name="P2">the pipe</text:p>
      <text:p text:style-name="Standard"/>
      <text:p text:style-name="P2">The child process has to read the contents of the p</text:p>
      <text:p text:style-name="P2">ipe and then </text:p>
      <text:p text:style-name="P2">print all the odd numbers till the limit n.</text:p>
      <text:p text:style-name="Standard"/>
      <text:p text:style-name="P1"><text:span text:style-name="T1">2. </text:span>write a C program that allows communication between</text:p>
      <text:p text:style-name="P1">a <text:span text:style-name="T1">p</text:span>arent process and child process using pipe.</text:p>
      <text:p text:style-name="Standard"/>
      <text:p text:style-name="P2">Parent process has to take input string from the us</text:p>
      <text:p text:style-name="P2">er</text:p>
      <text:p text:style-name="Standard"/>
      <text:p text:style-name="P2">The child process has to read the contents of the p</text:p>
      <text:p text:style-name="P2">ipe and </text:p>
      <text:p text:style-name="P2">convert it to capital letter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03:20:01.912272909</meta:creation-date>
    <dc:date>2017-03-12T03:22:11.353084133</dc:date>
    <meta:editing-duration>PT2M11S</meta:editing-duration>
    <meta:editing-cycles>1</meta:editing-cycles>
    <meta:document-statistic meta:table-count="0" meta:image-count="0" meta:object-count="0" meta:page-count="1" meta:paragraph-count="22" meta:word-count="115" meta:character-count="576" meta:non-whitespace-character-count="475"/>
    <meta:generator>LibreOffice/5.1.4.2$Linux_X86_64 LibreOffice_project/10m0$Build-2</meta:generator>
  </office:meta>
</office:document-meta>
</file>